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1b396" officeooo:paragraph-rsid="0011b396"/>
    </style:style>
    <style:style style:name="P2" style:family="paragraph" style:parent-style-name="Standard" style:list-style-name="L1">
      <style:text-properties officeooo:rsid="0011b396" officeooo:paragraph-rsid="0011b396"/>
    </style:style>
    <style:style style:name="P3" style:family="paragraph" style:parent-style-name="Standard" style:list-style-name="L1">
      <style:text-properties fo:font-weight="bold" officeooo:rsid="0011b396" officeooo:paragraph-rsid="0011b396" style:font-weight-asian="bold" style:font-weight-complex="bol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2T00:19:30.326372394</meta:creation-date>
    <dc:date>2024-02-03T00:38:28.877395023</dc:date>
    <meta:editing-duration>PT1H32M59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" meta:word-count="0" meta:character-count="1" meta:non-whitespace-character-count="0"/>
  </office:meta>
</office:document-meta>
</file>